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sans-serif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111935" officeooo:paragraph-rsid="00111935"/>
    </style:style>
    <style:style style:name="P2" style:family="paragraph" style:parent-style-name="Text_20_body" style:list-style-name="L1">
      <style:text-properties officeooo:rsid="0012806e" officeooo:paragraph-rsid="0012806e"/>
    </style:style>
    <style:style style:name="P3" style:family="paragraph" style:parent-style-name="Text_20_body" style:list-style-name="L1">
      <style:text-properties officeooo:rsid="00128d2d" officeooo:paragraph-rsid="00128d2d"/>
    </style:style>
    <style:style style:name="P4" style:family="paragraph" style:parent-style-name="Text_20_body">
      <style:text-properties fo:font-weight="normal" officeooo:paragraph-rsid="00128d2d"/>
    </style:style>
    <style:style style:name="P5" style:family="paragraph" style:parent-style-name="Text_20_body">
      <style:paragraph-properties fo:margin-top="0in" fo:margin-bottom="0in" loext:contextual-spacing="false" fo:line-height="138%" style:writing-mode="lr-tb"/>
      <style:text-properties fo:font-weight="normal"/>
    </style:style>
    <style:style style:name="P6" style:family="paragraph" style:parent-style-name="Heading_20_1">
      <style:text-properties officeooo:rsid="00111935" officeooo:paragraph-rsid="00111935"/>
    </style:style>
    <style:style style:name="P7" style:family="paragraph" style:parent-style-name="Heading_20_1">
      <style:text-properties officeooo:rsid="00128d2d" officeooo:paragraph-rsid="00128d2d"/>
    </style:style>
    <style:style style:name="T1" style:family="text">
      <style:text-properties officeooo:rsid="0012806e"/>
    </style:style>
    <style:style style:name="T2" style:family="text">
      <style:text-properties fo:font-variant="normal" fo:text-transform="none" fo:color="#666666" style:text-line-through-style="none" style:text-line-through-type="none" style:font-name="Open Sans" fo:font-size="12pt" fo:font-style="normal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666666" style:text-line-through-style="none" style:text-line-through-type="none" style:font-name="Open Sans" fo:font-size="12pt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666666" style:text-line-through-style="none" style:text-line-through-type="none" style:font-name="Open Sans" fo:font-size="12pt" fo:font-style="normal" style:text-underline-style="none" fo:font-weight="bold" officeooo:rsid="00128d2d" style:text-blinking="false" fo:background-color="transparent" loext:char-shading-value="0"/>
    </style:style>
    <style:style style:name="T5" style:family="text">
      <style:text-properties fo:font-variant="normal" fo:text-transform="none" fo:color="#666666" style:text-line-through-style="none" style:text-line-through-type="none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666666" style:text-line-through-style="none" style:text-line-through-type="none" style:font-name="Roboto" fo:font-size="12pt" fo:font-style="normal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666666" style:text-line-through-style="none" style:text-line-through-type="none" style:font-name="Roboto" fo:font-size="12pt" fo:font-style="normal" style:text-underline-style="none" fo:font-weight="bold" style:text-blinking="false" fo:background-color="transparent" loext:char-shading-value="0"/>
    </style:style>
    <style:style style:name="T8" style:family="text">
      <style:text-properties fo:font-variant="normal" fo:text-transform="none" fo:color="#666666" style:text-line-through-style="none" style:text-line-through-type="none" style:font-name="Roboto" fo:font-size="12pt" fo:font-style="normal" style:text-underline-style="none" fo:font-weight="bold" officeooo:rsid="00128d2d" style:text-blinking="false" fo:background-color="transparent" loext:char-shading-value="0"/>
    </style:style>
    <style:style style:name="T9" style:family="text">
      <style:text-properties fo:font-variant="normal" fo:text-transform="none" fo:color="#666666" style:text-line-through-style="none" style:text-line-through-type="none" style:font-name="Roboto" fo:font-size="12pt" fo:font-style="normal" style:text-underline-style="none" fo:font-weight="normal" style:text-blinking="false" fo:background-color="transparent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Table of Contents</text:h>
      <text:list xml:id="list1333919928" text:style-name="L1">
        <text:list-item>
          <text:p text:style-name="P1">Chapter 1. Introduction</text:p>
          <text:list>
            <text:list-item>
              <text:p text:style-name="P1">1.1 Natural Language Understanding</text:p>
            </text:list-item>
            <text:list-item>
              <text:p text:style-name="P1">1.2 Keyword Spotting</text:p>
            </text:list-item>
          </text:list>
        </text:list-item>
        <text:list-item>
          <text:p text:style-name="P1">Chapter 2. Project Objectives</text:p>
          <text:list>
            <text:list-item>
              <text:p text:style-name="P1">2.1 Problem Specification</text:p>
            </text:list-item>
            <text:list-item>
              <text:p text:style-name="P1">2.2 Functional Requirements</text:p>
            </text:list-item>
            <text:list-item>
              <text:p text:style-name="P1">2.3 Non-functional Requirements</text:p>
            </text:list-item>
          </text:list>
        </text:list-item>
        <text:list-item>
          <text:p text:style-name="P1">Chapter 3.Bibliographic Research</text:p>
          <text:list>
            <text:list-item>
              <text:p text:style-name="P1">3.1 Automatic Speech Recognition</text:p>
            </text:list-item>
            <text:list-item>
              <text:p text:style-name="P1">3.2 Unconvetional Approaches</text:p>
              <text:list>
                <text:list-item>
                  <text:p text:style-name="P1">3.2.1 Audio Feature Extraction</text:p>
                </text:list-item>
                <text:list-item>
                  <text:p text:style-name="P1">3.2.<text:span text:style-name="T1">2</text:span> <text:span text:style-name="T1">Feature Comparison</text:span></text:p>
                </text:list-item>
                <text:list-item>
                  <text:p text:style-name="P2">3.2.1 Keyword Prediction</text:p>
                </text:list-item>
              </text:list>
            </text:list-item>
          </text:list>
        </text:list-item>
        <text:list-item>
          <text:p text:style-name="P1">Chapter 4. Analysis and Theoretical Foundation</text:p>
          <text:list>
            <text:list-item>
              <text:p text:style-name="P2">4.1 Conceptual View</text:p>
            </text:list-item>
            <text:list-item>
              <text:p text:style-name="P2">4.2 Data Pre-Processing</text:p>
              <text:list>
                <text:list-item>
                  <text:p text:style-name="P2">4.2.1 Mel-Frequency Cepstral Coefficients</text:p>
                </text:list-item>
                <text:list-item>
                  <text:p text:style-name="P2">4.2.2 Gaussian Mixture Model</text:p>
                </text:list-item>
                <text:list-item>
                  <text:p text:style-name="P2">4.2.3 Dynamic Time Warping</text:p>
                </text:list-item>
              </text:list>
            </text:list-item>
            <text:list-item>
              <text:p text:style-name="P2">4.3 Keyword Classification</text:p>
              <text:list>
                <text:list-item>
                  <text:p text:style-name="P2">4.3.1 Convolutional Neural Network Architecture</text:p>
                </text:list-item>
              </text:list>
            </text:list-item>
            <text:list-item>
              <text:p text:style-name="P2">4.4 Dataset</text:p>
              <text:list>
                <text:list-item>
                  <text:p text:style-name="P2">4.4.1 General Aspects</text:p>
                </text:list-item>
                <text:list-item>
                  <text:p text:style-name="P2">4.4.2 Data set partitioning</text:p>
                </text:list-item>
              </text:list>
            </text:list-item>
            <text:list-item>
              <text:p text:style-name="P2">4.5 Feature Selection</text:p>
            </text:list-item>
          </text:list>
        </text:list-item>
        <text:list-item>
          <text:p text:style-name="P2">Chapter 5. Detailed Design and Implementation</text:p>
          <text:list>
            <text:list-item>
              <text:p text:style-name="P2">5.1 System Architecture</text:p>
            </text:list-item>
            <text:list-item>
              <text:p text:style-name="P3">5.2 Feature Extraction</text:p>
            </text:list-item>
            <text:list-item>
              <text:p text:style-name="P3">5.3 Image Processing Method</text:p>
            </text:list-item>
            <text:list-item>
              <text:p text:style-name="P3">5.4 Training</text:p>
            </text:list-item>
          </text:list>
        </text:list-item>
        <text:list-item>
          <text:p text:style-name="P3">Chapter 6. Testing and Validation</text:p>
          <text:list>
            <text:list-item>
              <text:p text:style-name="P3">6.1 Implementation Validation on Larger Dataset</text:p>
            </text:list-item>
            <text:list-item>
              <text:p text:style-name="P3"><text:soft-page-break/>6.2 Implementation Validation on Reduced Dataset</text:p>
            </text:list-item>
            <text:list-item>
              <text:p text:style-name="P3">6.3 Running Time Evaluation</text:p>
            </text:list-item>
          </text:list>
        </text:list-item>
        <text:list-item>
          <text:p text:style-name="P3">Chapter 7. User’s Manual</text:p>
          <text:list>
            <text:list-item>
              <text:p text:style-name="P3">7.1 System Setup</text:p>
            </text:list-item>
            <text:list-item>
              <text:p text:style-name="P3">7.2 System Usage</text:p>
            </text:list-item>
          </text:list>
        </text:list-item>
        <text:list-item>
          <text:p text:style-name="P3">Chapter 8. Conclusions</text:p>
          <text:list>
            <text:list-item>
              <text:p text:style-name="P3">8.1 Contributions and Achievements</text:p>
            </text:list-item>
            <text:list-item>
              <text:p text:style-name="P3">8.2 Result Analysis</text:p>
            </text:list-item>
            <text:list-item>
              <text:p text:style-name="P3">8.3 Further Work</text:p>
            </text:list-item>
          </text:list>
        </text:list-item>
        <text:list-item>
          <text:p text:style-name="P3">Bibliography</text:p>
        </text:list-item>
      </text:list>
      <text:h text:style-name="P7" text:outline-level="1">References</text:h>
      <text:p text:style-name="P4"><text:bookmark text:name="docs-internal-guid-61051729-7fff-70e2-fdd5-deea03261376"/><text:span text:style-name="T3">[</text:span><text:span text:style-name="T4">1</text:span><text:span text:style-name="T3">]</text:span><text:span text:style-name="T5"> </text:span><text:span text:style-name="T2">A. Graves, S. Fernandez, F. Gomez, and J. Schmidhuber, “Connectionist temporal classification: labelling unsegmented sequence data with recurrent neural networks”, In ICML, 2006.</text:span></text:p>
      <text:p text:style-name="P5"><text:span text:style-name="T3">[</text:span><text:span text:style-name="T4">2</text:span><text:span text:style-name="T3">]</text:span><text:span text:style-name="T5"> </text:span><text:span text:style-name="T2">Liu, Bing and Ian Lane. “Attention-Based Recurrent Neural Network Models for Joint Intent Detection and Slot Filling.” INTERSPEECH, 2016</text:span></text:p>
      <text:p text:style-name="P5"><text:span text:style-name="T3">[</text:span><text:span text:style-name="T4">3</text:span><text:span text:style-name="T3">] </text:span><text:span text:style-name="T2">Shankar, Ravi et al. “Spoken Keyword Detection Using Joint DTW-CNN.” Interspeech, 2018</text:span></text:p>
      <text:p text:style-name="P5"><text:span text:style-name="T7">[</text:span><text:span text:style-name="T8">4</text:span><text:span text:style-name="T7">]</text:span><text:span text:style-name="T5"> </text:span><text:span text:style-name="T6">Gokhan Tur, Dilek Hakkani-Tur, Larry Heck, and Sarangarajan Parthasarathy, “Sentence simplification for spoken language understanding”, In ICASSP, IEEE, 2011.</text:span></text:p>
      <text:p text:style-name="P5"><text:span text:style-name="T3">[</text:span><text:span text:style-name="T4">5</text:span><text:span text:style-name="T7">] </text:span><text:span text:style-name="T6">Xia, Congying et al. “Zero-shot User Intent Detection via Capsule Neural Networks.” EMNLP, 2018</text:span></text:p>
      <text:p text:style-name="P5"><text:span text:style-name="T7">[</text:span><text:span text:style-name="T8">6</text:span><text:span text:style-name="T7">] </text:span><text:span text:style-name="T6">P. Xu and R. Sarikaya, “Convolutional neural network based triangular CRF for joint intent detection and slot filling,” in Automatic Speech Recognition and Understanding (ASRU), 2013 IEEE Workshop on. IEEE, 2013.</text:span></text:p>
      <text:p text:style-name="P5"><text:span text:style-name="T7">[</text:span><text:span text:style-name="T8">7]</text:span><text:span text:style-name="T7"> </text:span><text:span text:style-name="T6">Yaodong Zhang and James Glass, “Unsupervised spoken keyword spotting via segmental DTW on Gaussian posteriorgrams”, In Proceedings of ASRU, pages 398--403, 2009 </text:span></text:p>
      <text:p text:style-name="Text_20_body"><text:span text:style-name="T7">[</text:span><text:span text:style-name="T8">8</text:span><text:span text:style-name="T7">] </text:span><text:span text:style-name="T9">Zhang, Chenwei et al. “Joint Slot Filling and Intent Detection via Capsule Neural Networks.” CoRR abs/1812.09471, 2018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sans-serif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4T14:38:11.712758366</meta:creation-date>
    <dc:date>2019-04-14T15:07:07.913780152</dc:date>
    <meta:editing-duration>PT7M45S</meta:editing-duration>
    <meta:editing-cycles>1</meta:editing-cycles>
    <meta:generator>LibreOffice/6.0.3.2$Linux_X86_64 LibreOffice_project/00m0$Build-2</meta:generator>
    <meta:document-statistic meta:table-count="0" meta:image-count="0" meta:object-count="0" meta:page-count="2" meta:paragraph-count="52" meta:word-count="362" meta:character-count="2383" meta:non-whitespace-character-count="2115"/>
  </office:meta>
</office:document-meta>
</file>